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style:font-name="Lucida Sans Unicode" fo:font-size="11pt" officeooo:rsid="0057862b" style:font-size-asian="11pt" style:font-size-complex="11pt"/>
    </style:style>
    <style:style style:name="T122" style:family="text">
      <style:text-properties style:font-name="Lucida Sans Unicode" fo:font-size="11pt" officeooo:rsid="0055a668" style:font-size-asian="11pt" style:font-size-complex="11pt"/>
    </style:style>
    <style:style style:name="T123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4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25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καθημερινά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h text:style-name="P49" text:outline-level="1"><text:span text:style-name="T109">Σύ</text:span>νδεση με αγορά εργασίας</text:h>
      <text:p text:style-name="P68"><text:span text:style-name="T96">9. Να επισκεφθείτε τους ιστότοπους για </text:span><text:span text:style-name="T121">ε</text:span><text:span text:style-name="T96">ργασία στη</text:span><text:span text:style-name="T122">ν</text:span></text:p>
      <text:p text:style-name="P68"><text:span text:style-name="T123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4">www.</text:span><text:span text:style-name="T123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oft-page-break/><text:span text:style-name="T125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02T10:39:07.150634368">02/03/26</text:date></text:p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02T10:39:06.131130500</dc:date>
    <meta:editing-duration>PT6H22M54S</meta:editing-duration>
    <meta:editing-cycles>110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42" meta:word-count="1566" meta:character-count="9188" meta:non-whitespace-character-count="7581"/>
  </office:meta>
</office:document-meta>
</file>